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6pt" style:text-underline-style="none" officeooo:rsid="005b069d" officeooo:paragraph-rsid="005b069d" style:font-size-asian="16pt" style:font-size-complex="16pt"/>
    </style:style>
    <style:style style:name="P2" style:family="paragraph" style:parent-style-name="Standard">
      <style:text-properties style:font-name="Calibri" fo:font-size="16pt" style:text-underline-style="none" officeooo:rsid="005b069d" officeooo:paragraph-rsid="0069e2ff" style:font-size-asian="16pt" style:font-size-complex="16pt"/>
    </style:style>
    <style:style style:name="P3" style:family="paragraph" style:parent-style-name="Standard">
      <style:text-properties style:font-name="Calibri" fo:font-size="16pt" style:text-underline-style="none" officeooo:rsid="006175d3" officeooo:paragraph-rsid="006175d3" style:font-size-asian="16pt" style:font-size-complex="16pt"/>
    </style:style>
    <style:style style:name="P4" style:family="paragraph" style:parent-style-name="Standard">
      <style:text-properties style:font-name="Calibri" fo:font-size="16pt" style:text-underline-style="none" officeooo:rsid="0062b327" officeooo:paragraph-rsid="0062b327" style:font-size-asian="16pt" style:font-size-complex="16pt"/>
    </style:style>
    <style:style style:name="P5" style:family="paragraph" style:parent-style-name="Standard">
      <style:text-properties style:font-name="Calibri" fo:font-size="14pt" style:text-underline-style="none" fo:font-weight="normal" officeooo:rsid="001e7908" officeooo:paragraph-rsid="0053b96d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3465a4" style:font-name="Calibri" fo:font-size="18pt" style:text-underline-style="solid" style:text-underline-width="auto" style:text-underline-color="font-color" fo:font-weight="bold" officeooo:rsid="0027c938" officeooo:paragraph-rsid="0053b96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465a4" style:font-name="Calibri" fo:font-size="18pt" style:text-underline-style="solid" style:text-underline-width="auto" style:text-underline-color="font-color" fo:font-weight="bold" officeooo:rsid="0027c938" officeooo:paragraph-rsid="0068166f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Calibri" fo:font-size="16pt" style:text-underline-style="none" fo:font-weight="normal" officeooo:rsid="00a4d70e" officeooo:paragraph-rsid="006de6e4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Calibri" fo:font-size="16pt" style:text-underline-style="none" fo:font-weight="normal" officeooo:rsid="007243e1" officeooo:paragraph-rsid="0080df2c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Calibri" fo:font-size="12pt" fo:font-weight="normal" officeooo:rsid="0073424f" officeooo:paragraph-rsid="0080df2c" style:font-size-asian="12.6000003814697pt" style:font-weight-asian="normal" style:font-size-complex="14.3999996185303pt" style:font-weight-complex="normal"/>
    </style:style>
    <style:style style:name="P11" style:family="paragraph" style:parent-style-name="Standard">
      <style:text-properties style:font-name="Calibri" fo:font-size="12pt" style:text-underline-style="none" officeooo:rsid="007a2f47" officeooo:paragraph-rsid="0079803c" style:font-size-asian="12pt" style:font-size-complex="12pt"/>
    </style:style>
    <style:style style:name="P12" style:family="paragraph" style:parent-style-name="Standard">
      <style:text-properties style:font-name="Calibri" fo:font-size="12pt" style:text-underline-style="none" officeooo:rsid="007a2f47" officeooo:paragraph-rsid="008987cb" style:font-size-asian="12pt" style:font-size-complex="12pt"/>
    </style:style>
    <style:style style:name="P13" style:family="paragraph" style:parent-style-name="Standard">
      <style:text-properties style:font-name="Calibri" fo:font-size="12pt" style:text-underline-style="none" officeooo:rsid="007ae668" officeooo:paragraph-rsid="007ae668" style:font-size-asian="12pt" style:font-size-complex="12pt"/>
    </style:style>
    <style:style style:name="P14" style:family="paragraph" style:parent-style-name="Standard">
      <style:text-properties style:font-name="Calibri" fo:font-size="12pt" style:text-underline-style="none" officeooo:rsid="007ae668" officeooo:paragraph-rsid="008987cb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style:font-name="Calibri" fo:font-size="12pt" style:text-underline-style="none" fo:font-weight="normal" officeooo:rsid="00abd2c9" officeooo:paragraph-rsid="008311d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Calibri" fo:font-size="12pt" style:text-underline-style="none" fo:font-weight="normal" officeooo:rsid="00abd2c9" officeooo:paragraph-rsid="008987cb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4pt" officeooo:paragraph-rsid="008987cb" style:font-size-asian="14pt" style:font-size-complex="14pt"/>
    </style:style>
    <style:style style:name="P18" style:family="paragraph" style:parent-style-name="Standard">
      <style:text-properties fo:font-size="8pt" officeooo:paragraph-rsid="008987cb" style:font-size-asian="7pt" style:font-size-complex="8pt"/>
    </style:style>
    <style:style style:name="T1" style:family="text">
      <style:text-properties fo:font-size="28pt" fo:font-weight="bold" officeooo:rsid="00576e4b" style:font-name-asian="Noto Sans CJK SC" style:font-size-asian="28pt" style:font-weight-asian="bold" style:font-name-complex="Lohit Devanagari" style:font-size-complex="28pt" style:font-weight-complex="bold"/>
    </style:style>
    <style:style style:name="T2" style:family="text">
      <style:text-properties officeooo:rsid="005c2070"/>
    </style:style>
    <style:style style:name="T3" style:family="text">
      <style:text-properties officeooo:rsid="0063f612"/>
    </style:style>
    <style:style style:name="T4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ff0000" style:text-underline-style="solid" style:text-underline-width="auto" style:text-underline-color="font-color" fo:font-weight="bold" officeooo:rsid="0063f612" style:font-weight-asian="bold" style:font-weight-complex="bold"/>
    </style:style>
    <style:style style:name="T6" style:family="text">
      <style:text-properties fo:color="#ff0000" fo:font-size="16pt" style:text-underline-style="solid" style:text-underline-width="auto" style:text-underline-color="font-color" fo:font-weight="bold" officeooo:rsid="0062b327" style:font-size-asian="16pt" style:font-weight-asian="bold" style:font-size-complex="16pt" style:font-weight-complex="bold"/>
    </style:style>
    <style:style style:name="T7" style:family="text">
      <style:text-properties officeooo:rsid="0069e2ff"/>
    </style:style>
    <style:style style:name="T8" style:family="text">
      <style:text-properties fo:color="#3465a4" style:font-name="Calibri" fo:font-size="18pt" style:text-underline-style="solid" style:text-underline-width="auto" style:text-underline-color="font-color" fo:font-weight="bold" officeooo:rsid="0027c938" style:font-size-asian="18pt" style:font-weight-asian="bold" style:font-size-complex="18pt" style:font-weight-complex="bold"/>
    </style:style>
    <style:style style:name="T9" style:family="text">
      <style:text-properties fo:color="#3465a4" style:font-name="Calibri" fo:font-size="18pt" style:text-underline-style="solid" style:text-underline-width="auto" style:text-underline-color="font-color" fo:font-weight="bold" officeooo:rsid="00894c12" style:font-size-asian="18pt" style:font-weight-asian="bold" style:font-size-complex="18pt" style:font-weight-complex="bold"/>
    </style:style>
    <style:style style:name="T10" style:family="text">
      <style:text-properties fo:color="#3465a4" style:font-name="Calibri" style:text-underline-style="solid" style:text-underline-width="auto" style:text-underline-color="font-color" fo:font-weight="bold" officeooo:rsid="0027c938" style:font-weight-asian="bold" style:font-weight-complex="bold"/>
    </style:style>
    <style:style style:name="T11" style:family="text">
      <style:text-properties fo:color="#3465a4" style:font-name="Calibri" style:text-underline-style="solid" style:text-underline-width="auto" style:text-underline-color="font-color" fo:font-weight="bold" officeooo:rsid="00894c12" style:font-weight-asian="bold" style:font-weight-complex="bold"/>
    </style:style>
    <style:style style:name="T12" style:family="text">
      <style:text-properties officeooo:rsid="007b6c06"/>
    </style:style>
    <style:style style:name="T13" style:family="text">
      <style:text-properties fo:font-size="16pt" style:text-underline-style="none" officeooo:rsid="007243e1" style:font-size-asian="16pt" style:font-size-complex="16pt"/>
    </style:style>
    <style:style style:name="T14" style:family="text">
      <style:text-properties fo:font-size="16pt" style:text-underline-style="none" officeooo:rsid="0071c7b6" style:font-size-asian="16pt" style:font-size-complex="16pt"/>
    </style:style>
    <style:style style:name="T15" style:family="text">
      <style:text-properties fo:font-size="16pt" style:text-underline-style="none" officeooo:rsid="0073c84b" style:font-size-asian="16pt" style:font-size-complex="16pt"/>
    </style:style>
    <style:style style:name="T16" style:family="text">
      <style:text-properties fo:font-size="16pt" officeooo:rsid="007243e1" style:font-size-asian="16pt" style:font-size-complex="16pt"/>
    </style:style>
    <style:style style:name="T17" style:family="text">
      <style:text-properties fo:font-size="16pt" officeooo:rsid="00812204" style:font-size-asian="16pt" style:font-size-complex="16pt"/>
    </style:style>
    <style:style style:name="T18" style:family="text">
      <style:text-properties officeooo:rsid="007243e1"/>
    </style:style>
    <style:style style:name="T19" style:family="text">
      <style:text-properties officeooo:rsid="0081220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0">Activité <text:s/></text:span><text:span text:style-name="T11">4</text:span><text:span text:style-name="T10"> :</text:span></text:p>
      <text:p text:style-name="P12">Au cours du temps, l'humanité à développé des moyens pour se repérer sur Terre et dans l'espace. <text:span text:style-name="T12">S</text:span>ur Terre, Il faut connaître deux angles, la latitude et la longitude.</text:p>
      <text:p text:style-name="P14">Déterminer ces angles depuis la surface de la Terre n'est pas évident car on manque de recul. Aujourd'hui on utilise le Système de Positionnement Global (GPS).</text:p>
      <text:p text:style-name="P16"><text:span text:style-name="T18">La vitesse, le temps de parcours et la distance parcourue d'un objet sont reliés, quand on connaît deux des trois on peut toujours déterminer le dernier à l'aide de cette formule :</text:span><text:span text:style-name="T18"><draw:frame draw:style-name="fr1" draw:name="Object1" text:anchor-type="as-char" svg:y="-0.619cm" svg:width="1.104cm" svg:height="0.998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8">.</text:span></text:p>
      <text:p text:style-name="P17"><text:span text:style-name="T10"/></text:p>
      <text:p text:style-name="P17"><text:span text:style-name="T10">Activité <text:s/></text:span><text:span text:style-name="T11">4</text:span><text:span text:style-name="T10"> :</text:span></text:p>
      <text:p text:style-name="P12">Au cours du temps, l'humanité à développé des moyens pour se repérer sur Terre et dans l'espace. <text:span text:style-name="T12">S</text:span>ur Terre, Il faut connaître deux angles, la latitude et la longitude.</text:p>
      <text:p text:style-name="P14">Déterminer ces angles depuis la surface de la Terre n'est pas évident car on manque de recul. Aujourd'hui on utilise le Système de Positionnement Global (GPS).</text:p>
      <text:p text:style-name="P16"><text:span text:style-name="T18">La vitesse, le temps de parcours et la distance parcourue d'un objet sont reliés, quand on connaît deux des trois on peut toujours déterminer le dernier à l'aide de cette formule :</text:span><text:span text:style-name="T18"><draw:frame draw:style-name="fr1" draw:name="Objet1" text:anchor-type="as-char" svg:y="-0.619cm" svg:width="1.104cm" svg:height="0.998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8">.</text:span></text:p>
      <text:p text:style-name="P17"><text:span text:style-name="T10"/></text:p>
      <text:p text:style-name="P17"><text:span text:style-name="T10">Activité <text:s/></text:span><text:span text:style-name="T11">4</text:span><text:span text:style-name="T10"> :</text:span></text:p>
      <text:p text:style-name="P12">Au cours du temps, l'humanité à développé des moyens pour se repérer sur Terre et dans l'espace. <text:span text:style-name="T12">S</text:span>ur Terre, Il faut connaître deux angles, la latitude et la longitude.</text:p>
      <text:p text:style-name="P14">Déterminer ces angles depuis la surface de la Terre n'est pas évident car on manque de recul. Aujourd'hui on utilise le Système de Positionnement Global (GPS).</text:p>
      <text:p text:style-name="P16"><text:span text:style-name="T18">La vitesse, le temps de parcours et la distance parcourue d'un objet sont reliés, quand on connaît deux des trois on peut toujours déterminer le dernier à l'aide de cette formule :</text:span><text:span text:style-name="T18"><draw:frame draw:style-name="fr1" draw:name="Objet2" text:anchor-type="as-char" svg:y="-0.619cm" svg:width="1.104cm" svg:height="0.998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8">.</text:span></text:p>
      <text:p text:style-name="P17"><text:span text:style-name="T10"/></text:p>
      <text:p text:style-name="P17"><text:span text:style-name="T10">Activité <text:s/></text:span><text:span text:style-name="T11">4</text:span><text:span text:style-name="T10"> :</text:span></text:p>
      <text:p text:style-name="P12">Au cours du temps, l'humanité à développé des moyens pour se repérer sur Terre et dans l'espace. <text:span text:style-name="T12">S</text:span>ur Terre, Il faut connaître deux angles, la latitude et la longitude.</text:p>
      <text:p text:style-name="P14">Déterminer ces angles depuis la surface de la Terre n'est pas évident car on manque de recul. Aujourd'hui on utilise le Système de Positionnement Global (GPS).</text:p>
      <text:p text:style-name="P16"><text:span text:style-name="T18">La vitesse, le temps de parcours et la distance parcourue d'un objet sont reliés, quand on connaît deux des trois on peut toujours déterminer le dernier à l'aide de cette formule :</text:span><text:span text:style-name="T18"><draw:frame draw:style-name="fr1" draw:name="Objet3" text:anchor-type="as-char" svg:y="-0.619cm" svg:width="1.104cm" svg:height="0.998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18">.</text:span></text:p>
      <text:p text:style-name="P17"><text:span text:style-name="T10"/></text:p>
      <text:p text:style-name="P17"><text:span text:style-name="T10">Activité <text:s/></text:span><text:span text:style-name="T11">4</text:span><text:span text:style-name="T10"> :</text:span></text:p>
      <text:p text:style-name="P12">Au cours du temps, l'humanité à développé des moyens pour se repérer sur Terre et dans l'espace. <text:span text:style-name="T12">S</text:span>ur Terre, Il faut connaître deux angles, la latitude et la longitude.</text:p>
      <text:p text:style-name="P14">Déterminer ces angles depuis la surface de la Terre n'est pas évident car on manque de recul. Aujourd'hui on utilise le Système de Positionnement Global (GPS).</text:p>
      <text:p text:style-name="P16"><text:span text:style-name="T18">La vitesse, le temps de parcours et la distance parcourue d'un objet sont reliés, quand on connaît deux des trois on peut toujours déterminer le dernier à l'aide de cette formule :</text:span><text:span text:style-name="T18"><draw:frame draw:style-name="fr1" draw:name="Objet4" text:anchor-type="as-char" svg:y="-0.619cm" svg:width="1.104cm" svg:height="0.998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8">.</text:span></text:p>
      <text:p text:style-name="P18"><text:span text:style-name="T10"/></text:p>
      <text:p text:style-name="P17"><text:span text:style-name="T10">Activité <text:s/></text:span><text:span text:style-name="T11">4</text:span><text:span text:style-name="T10"> :</text:span></text:p>
      <text:p text:style-name="P12">Au cours du temps, l'humanité à développé des moyens pour se repérer sur Terre et dans l'espace. <text:span text:style-name="T12">S</text:span>ur Terre, Il faut connaître deux angles, la latitude et la longitude.</text:p>
      <text:p text:style-name="P14">Déterminer ces angles depuis la surface de la Terre n'est pas évident car on manque de recul. Aujourd'hui on utilise le Système de Positionnement Global (GPS).</text:p>
      <text:p text:style-name="P16"><text:span text:style-name="T18">La vitesse, le temps de parcours et la distance parcourue d'un objet sont reliés, quand on connaît deux des trois on peut toujours déterminer le dernier à l'aide de cette formule :</text:span><text:span text:style-name="T18"><draw:frame draw:style-name="fr1" draw:name="Objet5" text:anchor-type="as-char" svg:y="-0.619cm" svg:width="1.104cm" svg:height="0.998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34M40S</meta:editing-duration>
    <meta:editing-cycles>38</meta:editing-cycles>
    <meta:generator>LibreOffice/6.0.7.3$Windows_x86 LibreOffice_project/dc89aa7a9eabfd848af146d5086077aeed2ae4a5</meta:generator>
    <meta:creation-date>2021-03-22T11:32:10.256620424</meta:creation-date>
    <meta:initial-creator>J Cercy</meta:initial-creator>
    <dc:date>2021-05-21T07:34:03.737000000</dc:date>
    <meta:document-statistic meta:table-count="0" meta:image-count="0" meta:object-count="6" meta:page-count="1" meta:paragraph-count="24" meta:word-count="540" meta:character-count="3120" meta:non-whitespace-character-count="2598"/>
  </office:meta>
</office:document-meta>
</file>

<file path=Object 1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

<file path=Object 2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

<file path=Object 3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

<file path=Object 4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

<file path=Object 5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

<file path=Object 6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